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hatter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c3e936">1. Thème 1 : Couleur</text:a></text:p>
          <text:p text:style-name="Contents_20_2"><text:a xlink:type="simple" xlink:href="#org7ac4ceb">1.1. Chapitre 1 : La chimie des couleurs</text:a></text:p>
          <text:p text:style-name="Contents_20_3"><text:a xlink:type="simple" xlink:href="#org5e8f851">1.1.1. <text:span text:style-name="OrgTodo">DONE</text:span> 7p74 Distinguer un pigment d'un colorant</text:a></text:p>
          <text:p text:style-name="Contents_20_3"><text:a xlink:type="simple" xlink:href="#orgaa367ba">1.1.2. <text:span text:style-name="OrgTodo">DONE</text:span> 12p75 Ecrire une formule topologique</text:a></text:p>
          <text:p text:style-name="Contents_20_3"><text:a xlink:type="simple" xlink:href="#org6debaf5">1.1.3. <text:span text:style-name="OrgTodo">DONE</text:span> 15p75 Interpréter la structure d'une molécule</text:a></text:p>
          <text:p text:style-name="Contents_20_3"><text:a xlink:type="simple" xlink:href="#org8a08388">1.1.4. <text:span text:style-name="OrgTodo">DONE</text:span> 8p74 Etudier l'influence d'un paramètre sur la couleur d'une espèce</text:a></text:p>
          <text:p text:style-name="Contents_20_3"><text:a xlink:type="simple" xlink:href="#orga0ca726">1.1.5. <text:span text:style-name="OrgTodo">DONE</text:span> 17p75 Le pernambouc ou « bois du Brésil »</text:a></text:p>
          <text:p text:style-name="Contents_20_3"><text:a xlink:type="simple" xlink:href="#org20df8f3">1.1.6. <text:span text:style-name="OrgTodo">DONE</text:span> 10p74 Interpréter la couleur d'un colorant</text:a></text:p>
          <text:p text:style-name="Contents_20_3"><text:a xlink:type="simple" xlink:href="#org89939da">1.1.7. <text:span text:style-name="OrgTodo">TODO</text:span> 17p75</text:a></text:p>
          <text:p text:style-name="Contents_20_2"><text:a xlink:type="simple" xlink:href="#orgaf6089b">1.2. <text:span text:style-name="OrgTodo">TODO</text:span> Chapitre 2 : Vision et image</text:a></text:p>
          <text:p text:style-name="Contents_20_2"><text:a xlink:type="simple" xlink:href="#org8d75482">1.3. <text:span text:style-name="OrgTodo">TODO</text:span> Chapitre 3 : Géométrie des molécules et vision</text:a></text:p>
          <text:p text:style-name="Contents_20_2"><text:a xlink:type="simple" xlink:href="#org9827721">1.4. <text:span text:style-name="OrgTodo">TODO</text:span> Chapitre 4 : Vision des couleurs</text:a></text:p>
          <text:p text:style-name="Contents_20_2"><text:a xlink:type="simple" xlink:href="#orge1ba293">1.5. <text:span text:style-name="OrgTodo">TODO</text:span> Chapitre 5 : Sources lumière colorée</text:a></text:p>
          <text:p text:style-name="Contents_20_2"><text:a xlink:type="simple" xlink:href="#orgb21388f">1.6. <text:span text:style-name="OrgTodo">TODO</text:span> Chapitre 6 : Réaction chimique et couleurs</text:a></text:p>
          <text:p text:style-name="Contents_20_1"><text:a xlink:type="simple" xlink:href="#org689c72c">2. <text:span text:style-name="OrgTodo">TODO</text:span> Thème 2 : Énergie</text:a></text:p>
          <text:p text:style-name="Contents_20_2"><text:a xlink:type="simple" xlink:href="#org777c319">2.1. <text:span text:style-name="OrgTodo">TODO</text:span> Chapitre 7 : Interactions</text:a></text:p>
          <text:p text:style-name="Contents_20_2"><text:a xlink:type="simple" xlink:href="#org149a74c">2.2. <text:span text:style-name="OrgTodo">TODO</text:span> Chapitre 8 : Champs BgE</text:a></text:p>
          <text:p text:style-name="Contents_20_2"><text:a xlink:type="simple" xlink:href="#orgf92f915">2.3. <text:span text:style-name="OrgTodo">TODO</text:span> Chapitre 9 : Radioactivité</text:a></text:p>
          <text:p text:style-name="Contents_20_2"><text:a xlink:type="simple" xlink:href="#orge27cffe">2.4. <text:span text:style-name="OrgTodo">TODO</text:span> Chapitre 10 : Cohésion des solides</text:a></text:p>
          <text:p text:style-name="Contents_20_2"><text:a xlink:type="simple" xlink:href="#org66d35fb">2.5. <text:span text:style-name="OrgTodo">TODO</text:span> Chapitre 11 : Alcanes alcools</text:a></text:p>
          <text:p text:style-name="Contents_20_2"><text:a xlink:type="simple" xlink:href="#orgc057954">2.6. <text:span text:style-name="OrgTodo">TODO</text:span> Chapitre 12 : Transfert thermique</text:a></text:p>
          <text:p text:style-name="Contents_20_2"><text:a xlink:type="simple" xlink:href="#org92a3855">2.7. <text:span text:style-name="OrgTodo">TODO</text:span> Chapitre 13 : Oxred et pile</text:a></text:p>
          <text:p text:style-name="Contents_20_2"><text:a xlink:type="simple" xlink:href="#orgf9905b8">2.8. <text:span text:style-name="OrgTodo">TODO</text:span> Chapitre 14 : Différentes formes d'énergies</text:a></text:p>
          <text:p text:style-name="Contents_20_2"><text:a xlink:type="simple" xlink:href="#org0a9fc81">2.9. <text:span text:style-name="OrgTodo">TODO</text:span> Chapitre 15 : Les fonctions en CO</text:a></text:p>
        </text:index-body>
      </text:table-of-content>
      <text:h text:style-name="Heading_20_1" text:outline-level="1" text:is-list-header="false">
<text:bookmark-start text:name="OrgXref.org9c3e936"/>
<text:bookmark text:name="org9c3e936"/>Thème 1 : Couleur
<text:bookmark-end text:name="OrgXref.org9c3e936"/></text:h>
      <text:h text:style-name="Heading_20_2" text:outline-level="2" text:is-list-header="false">
<text:bookmark-start text:name="OrgXref.org7ac4ceb"/>
<text:bookmark text:name="org7ac4ceb"/>Chapitre 1 : La chimie des couleurs
<text:bookmark-end text:name="OrgXref.org7ac4ceb"/></text:h>
      <text:h text:style-name="Heading_20_3" text:outline-level="3" text:is-list-header="false">
<text:bookmark-start text:name="OrgXref.org5e8f851"/>
<text:bookmark text:name="org5e8f851"/><text:span text:style-name="OrgDone">DONE</text:span> 7p74 Distinguer un pigment d'un colorant
<text:bookmark-end text:name="OrgXref.org5e8f851"/></text:h>
      <text:list text:style-name="OrgNumberedList" text:continue-numbering="false">
        <text:list-item>
          <text:p text:style-name="Text_20_body">
<text:bookmark-start text:name="OrgXref.org162eb86"/>
<text:bookmark text:name="org162eb86"/>Énoncé
<text:bookmark-end text:name="OrgXref.org162eb86"/></text:p>
          <text:p text:style-name="Text_20_body">Dans quatre tubes à essais contenant 2mL d'eau, on introduit respectivement:
une pointe de spatule d'hélianthine (a),
de charbon (b),
d'indigo (c),
et de vert malachite (d).
Après agitation, on observe le contenu des tubes.
</text:p>
        </text:list-item>
        <text:list-item>
          <text:p text:style-name="Text_20_body">
<text:bookmark-start text:name="OrgXref.org3d1f08f"/>
<text:bookmark text:name="org3d1f08f"/>Question
<text:bookmark-end text:name="OrgXref.org3d1f08f"/></text:p>
          <text:p text:style-name="Text_20_body">Quels sont les pigments et les colorants parmis les matières colorées introduites?
</text:p>
        </text:list-item>
        <text:list-item>
          <text:p text:style-name="Text_20_body">
<text:bookmark-start text:name="OrgXref.orgd995518"/>
<text:bookmark text:name="orgd995518"/>Solution
<text:bookmark-end text:name="OrgXref.orgd995518"/></text:p>
          <text:p text:style-name="Text_20_body">Les pigments sont insolubles dans le milieu : b et c.
Les colorants y sont solubles : a et d.
</text:p>
        </text:list-item>
      </text:list>
      <text:h text:style-name="Heading_20_3" text:outline-level="3" text:is-list-header="false">
<text:bookmark-start text:name="OrgXref.orgaa367ba"/>
<text:bookmark text:name="orgaa367ba"/><text:span text:style-name="OrgDone">DONE</text:span> 12p75 Ecrire une formule topologique
<text:bookmark-end text:name="OrgXref.orgaa367ba"/></text:h>
      <text:list text:style-name="OrgNumberedList" text:continue-numbering="false">
        <text:list-item>
          <text:p text:style-name="Text_20_body">
<text:bookmark-start text:name="OrgXref.orga3d0057"/>
<text:bookmark text:name="orga3d0057"/>Énoncé
<text:bookmark-end text:name="OrgXref.orga3d0057"/></text:p>
          <text:p text:style-name="Text_20_body">Donner la formule topologique des molécules ayant la formule semi-dévelopée suivante:
</text:p>
        </text:list-item>
      </text:list>
      <text:h text:style-name="Heading_20_3" text:outline-level="3" text:is-list-header="false">
<text:bookmark-start text:name="OrgXref.org6debaf5"/>
<text:bookmark text:name="org6debaf5"/><text:span text:style-name="OrgDone">DONE</text:span> 15p75 Interpréter la structure d'une molécule
<text:bookmark-end text:name="OrgXref.org6debaf5"/></text:h>
      <text:list text:style-name="OrgNumberedList" text:continue-numbering="false">
        <text:list-item>
          <text:p text:style-name="Text_20_body">
<text:bookmark-start text:name="OrgXref.org7cff57d"/>
<text:bookmark text:name="org7cff57d"/>Énoncé
<text:bookmark-end text:name="OrgXref.org7cff57d"/></text:p>
          <text:p text:style-name="Text_20_body">La canthaxanthine est un pigment qui donne au plumage des oiseaux une couleur rouge.
C'est un additif alimenataire autorisé pour les animaux.
</text:p>
        </text:list-item>
        <text:list-item>
          <text:p text:style-name="Text_20_body">
<text:bookmark-start text:name="OrgXref.org5bfb3f8"/>
<text:bookmark text:name="org5bfb3f8"/>Question
<text:bookmark-end text:name="OrgXref.org5bfb3f8"/></text:p>
          <text:p text:style-name="Text_20_body">Toutes les doubles liaisons sont-elles conjuguées?
</text:p>
        </text:list-item>
        <text:list-item>
          <text:p text:style-name="Text_20_body">
<text:bookmark-start text:name="OrgXref.orgf599324"/>
<text:bookmark text:name="orgf599324"/>Solution
<text:bookmark-end text:name="OrgXref.orgf599324"/></text:p>
          <text:p text:style-name="Text_20_body">Toutes les doubles liaisons sont conjuguées.
</text:p>
        </text:list-item>
      </text:list>
      <text:h text:style-name="Heading_20_3" text:outline-level="3" text:is-list-header="false">
<text:bookmark-start text:name="OrgXref.org8a08388"/>
<text:bookmark text:name="org8a08388"/><text:span text:style-name="OrgDone">DONE</text:span> 8p74 Etudier l'influence d'un paramètre sur la couleur d'une espèce
<text:bookmark-end text:name="OrgXref.org8a08388"/></text:h>
      <text:list text:style-name="OrgNumberedList" text:continue-numbering="false">
        <text:list-item>
          <text:p text:style-name="Text_20_body">
<text:bookmark-start text:name="OrgXref.org83301c6"/>
<text:bookmark text:name="org83301c6"/>Énoncé
<text:bookmark-end text:name="OrgXref.org83301c6"/></text:p>
          <text:p text:style-name="Text_20_body">Les baies de troène sont riches en anthocyanes.
Jadis, les parties rouges et violettes des cartes à jouer étaient colorées par le jus des baies de troène, additionné de sulfate acide de potassium pour le rouge, d'urine pour le violet et de potasse (obtenu par macération des cendres dans l'eau) pour les bleus.
</text:p>
          <text:p text:style-name="Text_20_body">La valeur du pH d'une solution de sulfate acide de potassium est inférieure à 7.
L'urine a un pH compris entre 7 et 7,5.
Celui d'une solution de potasse est très supérieur à 7.
</text:p>
        </text:list-item>
        <text:list-item>
          <text:p text:style-name="Text_20_body">
<text:bookmark-start text:name="OrgXref.org6d7ac92"/>
<text:bookmark text:name="org6d7ac92"/>Questions
<text:bookmark-end text:name="OrgXref.org6d7ac92"/></text:p>
          <text:list text:style-name="OrgNumberedList" text:continue-numbering="false">
            <text:list-item>
              <text:p text:style-name="Text_20_body">Quel paramètre influence la couleur de l'anthocyane ?
</text:p>
            </text:list-item>
            <text:list-item>
              <text:p text:style-name="Text_20_body">Comment nomme-t-on de telles espèces?
</text:p>
            </text:list-item>
          </text:list>
        </text:list-item>
        <text:list-item>
          <text:p text:style-name="Text_20_body">
<text:bookmark-start text:name="OrgXref.orgf5e888a"/>
<text:bookmark text:name="orgf5e888a"/>Solution
<text:bookmark-end text:name="OrgXref.orgf5e888a"/></text:p>
          <text:list text:style-name="OrgNumberedList" text:continue-numbering="false">
            <text:list-item>
              <text:p text:style-name="Text_20_body">L’acidité du milieu influence la couleur.
</text:p>
            </text:list-item>
            <text:list-item>
              <text:p text:style-name="Text_20_body">Ce sont des indicateurs colorés acido-basiques.
</text:p>
            </text:list-item>
          </text:list>
        </text:list-item>
      </text:list>
      <text:h text:style-name="Heading_20_3" text:outline-level="3" text:is-list-header="false">
<text:bookmark-start text:name="OrgXref.orga0ca726"/>
<text:bookmark text:name="orga0ca726"/><text:span text:style-name="OrgDone">DONE</text:span> 17p75 Le pernambouc ou « bois du Brésil »
<text:bookmark-end text:name="OrgXref.orga0ca726"/></text:h>
      <text:list text:style-name="OrgNumberedList" text:continue-numbering="false">
        <text:list-item>
          <text:p text:style-name="Text_20_body">
<text:bookmark-start text:name="OrgXref.org76c2af5"/>
<text:bookmark text:name="org76c2af5"/>Énoncé
<text:bookmark-end text:name="OrgXref.org76c2af5"/></text:p>
          <text:p text:style-name="Text_20_body">Le coeur du bois de pernambouc était utilisé pour ses propriétés tinctoriales. On en tire un pigment rouge : La braziléine. Pour extraire la teinture, le bois réduit en poudre est mis à bouillir dans l'eau. Le jus rouge-rosé est alors récupéré.
</text:p>
        </text:list-item>
        <text:list-item>
          <text:p text:style-name="Text_20_body">
<text:bookmark-start text:name="OrgXref.org1b5f78d"/>
<text:bookmark text:name="org1b5f78d"/>Questions
<text:bookmark-end text:name="OrgXref.org1b5f78d"/></text:p>
          <text:list text:style-name="OrgNumberedList" text:continue-numbering="false">
            <text:list-item>
              <text:p text:style-name="Text_20_body">Nommer les techniques d'extraction et de séparation évoquées dans le texte.
</text:p>
            </text:list-item>
            <text:list-item>
              <text:p text:style-name="Text_20_body">Qhel est l'intérêt de réduire le bois en poudre?
</text:p>
            </text:list-item>
            <text:list-item>
              <text:p text:style-name="Text_20_body">Décrire le procédé de séparation.
</text:p>
            </text:list-item>
            <text:list-item>
              <text:p text:style-name="Text_20_body">En présence de soude, la teinture vire au rouge violacé. En présence d'acide chlorhydrique elle vire au jaune. Conclure.
</text:p>
            </text:list-item>
          </text:list>
        </text:list-item>
        <text:list-item>
          <text:p text:style-name="Text_20_body">
<text:bookmark-start text:name="OrgXref.orgbc9c44a"/>
<text:bookmark text:name="orgbc9c44a"/>Solution
<text:bookmark-end text:name="OrgXref.orgbc9c44a"/></text:p>
          <text:list text:style-name="OrgNumberedList" text:continue-numbering="false">
            <text:list-item>
              <text:p text:style-name="Text_20_body">Décoction ; filtration.
</text:p>
            </text:list-item>
            <text:list-item>
              <text:p text:style-name="Text_20_body">L’extraction est facilitée.
</text:p>
            </text:list-item>
            <text:list-item>
              <text:p text:style-name="Text_20_body">On peut réaliser une filtration simple (entonnoir +
</text:p>
            </text:list-item>
          </text:list>
          <text:p text:style-name="Text_20_body">filtre) ou bien utiliser un montage Büchner.
</text:p>
          <text:list text:style-name="OrgNumberedList" text:continue-numbering="false">
            <text:list-item>
              <text:p text:style-name="Text_20_body">La braziléine est sensible au pH du milieu.
</text:p>
            </text:list-item>
          </text:list>
        </text:list-item>
      </text:list>
      <text:h text:style-name="Heading_20_3" text:outline-level="3" text:is-list-header="false">
<text:bookmark-start text:name="OrgXref.org20df8f3"/>
<text:bookmark text:name="org20df8f3"/><text:span text:style-name="OrgDone">DONE</text:span> 10p74 Interpréter la couleur d'un colorant
<text:bookmark-end text:name="OrgXref.org20df8f3"/></text:h>
      <text:list text:style-name="OrgNumberedList" text:continue-numbering="false">
        <text:list-item>
          <text:p text:style-name="Text_20_body">
<text:bookmark-start text:name="OrgXref.orgcda2421"/>
<text:bookmark text:name="orgcda2421"/>Énoncé
<text:bookmark-end text:name="OrgXref.orgcda2421"/></text:p>
          <text:p text:style-name="Text_20_body">On réalise la chromatographie du colorant vert d'un sirop de menthe. 
Sur une plaque CCM , on dépose la tantrazine jaune (J), le bleu patenté (B) (dont la couleur est proche du cyan) et le colorant vert (V).
</text:p>
        </text:list-item>
        <text:list-item>
          <text:p text:style-name="Text_20_body">
<text:bookmark-start text:name="OrgXref.orgd6c1a67"/>
<text:bookmark text:name="orgd6c1a67"/>Questions
<text:bookmark-end text:name="OrgXref.orgd6c1a67"/></text:p>
          <text:list text:style-name="OrgNumberedList" text:continue-numbering="false">
            <text:list-item>
              <text:p text:style-name="Text_20_body">Que signifie l'acronyme CCM?
</text:p>
            </text:list-item>
            <text:list-item>
              <text:p text:style-name="Text_20_body">Interpréter la couleur du colorant vert à l'aide du cercle chromatique simplifé.
</text:p>
            </text:list-item>
          </text:list>
        </text:list-item>
        <text:list-item>
          <text:p text:style-name="Text_20_body">
<text:bookmark-start text:name="OrgXref.org119fb53"/>
<text:bookmark text:name="org119fb53"/>Solution
<text:bookmark-end text:name="OrgXref.org119fb53"/></text:p>
          <text:list text:style-name="OrgNumberedList" text:continue-numbering="false">
            <text:list-item>
              <text:p text:style-name="Text_20_body">Chromatographie sur Couche Mince.
</text:p>
            </text:list-item>
            <text:list-item>
              <text:p text:style-name="Text_20_body">Le colorant vert est un mélange des colorants
</text:p>
            </text:list-item>
          </text:list>
          <text:p text:style-name="Text_20_body">bleu (perçu cyan) et jaune. En effet, le colorant cyan
absorbe les radiations rouges et diffuse les radiations
bleues et vertes. Le colorant jaune absorbe les radiations bleues et diffuse les radiations rouges et vertes.
Les radiations diffusées sont donc vertes.
</text:p>
        </text:list-item>
      </text:list>
      <text:h text:style-name="Heading_20_3" text:outline-level="3" text:is-list-header="false">
<text:bookmark-start text:name="OrgXref.org89939da"/>
<text:bookmark text:name="org89939da"/><text:span text:style-name="OrgTodo">TODO</text:span> 17p75
<text:bookmark-end text:name="OrgXref.org89939da"/></text:h>
      <text:list text:style-name="OrgNumberedList" text:continue-numbering="false">
        <text:list-item>
          <text:p text:style-name="Text_20_body">
<text:bookmark-start text:name="OrgXref.orgb4e01fd"/>
<text:bookmark text:name="orgb4e01fd"/>Énoncé
<text:bookmark-end text:name="OrgXref.orgb4e01fd"/></text:p>
        </text:list-item>
        <text:list-item>
          <text:p text:style-name="Text_20_body">
<text:bookmark-start text:name="OrgXref.org97421cb"/>
<text:bookmark text:name="org97421cb"/>Questions
<text:bookmark-end text:name="OrgXref.org97421cb"/></text:p>
        </text:list-item>
        <text:list-item>
          <text:p text:style-name="Text_20_body">
<text:bookmark-start text:name="OrgXref.orgc8d66f1"/>
<text:bookmark text:name="orgc8d66f1"/>Solutions
<text:bookmark-end text:name="OrgXref.orgc8d66f1"/></text:p>
        </text:list-item>
      </text:list>
      <text:h text:style-name="Heading_20_2" text:outline-level="2" text:is-list-header="false">
<text:bookmark-start text:name="OrgXref.orgaf6089b"/>
<text:bookmark text:name="orgaf6089b"/><text:span text:style-name="OrgTodo">TODO</text:span> Chapitre 2 : Vision et image
<text:bookmark-end text:name="OrgXref.orgaf6089b"/></text:h>
      <text:list text:style-name="OrgNumberedList" text:continue-numbering="false">
        <text:list-item>
          <text:p text:style-name="Text_20_body">
<text:bookmark-start text:name="OrgXref.org19ed042"/>
<text:bookmark text:name="org19ed042"/>Énoncé
<text:bookmark-end text:name="OrgXref.org19ed042"/></text:p>
        </text:list-item>
        <text:list-item>
          <text:p text:style-name="Text_20_body">
<text:bookmark-start text:name="OrgXref.orga56c146"/>
<text:bookmark text:name="orga56c146"/>Questions
<text:bookmark-end text:name="OrgXref.orga56c146"/></text:p>
        </text:list-item>
        <text:list-item>
          <text:p text:style-name="Text_20_body">
<text:bookmark-start text:name="OrgXref.orgd666042"/>
<text:bookmark text:name="orgd666042"/>Solutions
<text:bookmark-end text:name="OrgXref.orgd666042"/></text:p>
        </text:list-item>
      </text:list>
      <text:h text:style-name="Heading_20_2" text:outline-level="2" text:is-list-header="false">
<text:bookmark-start text:name="OrgXref.org8d75482"/>
<text:bookmark text:name="org8d75482"/><text:span text:style-name="OrgTodo">TODO</text:span> Chapitre 3 : Géométrie des molécules et vision
<text:bookmark-end text:name="OrgXref.org8d75482"/></text:h>
      <text:list text:style-name="OrgNumberedList" text:continue-numbering="false">
        <text:list-item>
          <text:p text:style-name="Text_20_body">
<text:bookmark-start text:name="OrgXref.org10c522b"/>
<text:bookmark text:name="org10c522b"/>Énoncé
<text:bookmark-end text:name="OrgXref.org10c522b"/></text:p>
        </text:list-item>
        <text:list-item>
          <text:p text:style-name="Text_20_body">
<text:bookmark-start text:name="OrgXref.orgdc98bef"/>
<text:bookmark text:name="orgdc98bef"/>Questions
<text:bookmark-end text:name="OrgXref.orgdc98bef"/></text:p>
        </text:list-item>
        <text:list-item>
          <text:p text:style-name="Text_20_body">
<text:bookmark-start text:name="OrgXref.org0a0d328"/>
<text:bookmark text:name="org0a0d328"/>Solutions
<text:bookmark-end text:name="OrgXref.org0a0d328"/></text:p>
        </text:list-item>
      </text:list>
      <text:h text:style-name="Heading_20_2" text:outline-level="2" text:is-list-header="false">
<text:bookmark-start text:name="OrgXref.org9827721"/>
<text:bookmark text:name="org9827721"/><text:span text:style-name="OrgTodo">TODO</text:span> Chapitre 4 : Vision des couleurs
<text:bookmark-end text:name="OrgXref.org9827721"/></text:h>
      <text:list text:style-name="OrgNumberedList" text:continue-numbering="false">
        <text:list-item>
          <text:p text:style-name="Text_20_body">
<text:bookmark-start text:name="OrgXref.org610d155"/>
<text:bookmark text:name="org610d155"/>Énoncé
<text:bookmark-end text:name="OrgXref.org610d155"/></text:p>
        </text:list-item>
        <text:list-item>
          <text:p text:style-name="Text_20_body">
<text:bookmark-start text:name="OrgXref.org1c64dc9"/>
<text:bookmark text:name="org1c64dc9"/>Questions
<text:bookmark-end text:name="OrgXref.org1c64dc9"/></text:p>
        </text:list-item>
        <text:list-item>
          <text:p text:style-name="Text_20_body">
<text:bookmark-start text:name="OrgXref.org6ea1a02"/>
<text:bookmark text:name="org6ea1a02"/>Solutions
<text:bookmark-end text:name="OrgXref.org6ea1a02"/></text:p>
        </text:list-item>
      </text:list>
      <text:h text:style-name="Heading_20_2" text:outline-level="2" text:is-list-header="false">
<text:bookmark-start text:name="OrgXref.orge1ba293"/>
<text:bookmark text:name="orge1ba293"/><text:span text:style-name="OrgTodo">TODO</text:span> Chapitre 5 : Sources lumière colorée
<text:bookmark-end text:name="OrgXref.orge1ba293"/></text:h>
      <text:list text:style-name="OrgNumberedList" text:continue-numbering="false">
        <text:list-item>
          <text:p text:style-name="Text_20_body">
<text:bookmark-start text:name="OrgXref.orgf77e9fa"/>
<text:bookmark text:name="orgf77e9fa"/>Énoncé
<text:bookmark-end text:name="OrgXref.orgf77e9fa"/></text:p>
        </text:list-item>
        <text:list-item>
          <text:p text:style-name="Text_20_body">
<text:bookmark-start text:name="OrgXref.orgc0d4149"/>
<text:bookmark text:name="orgc0d4149"/>Questions
<text:bookmark-end text:name="OrgXref.orgc0d4149"/></text:p>
        </text:list-item>
        <text:list-item>
          <text:p text:style-name="Text_20_body">
<text:bookmark-start text:name="OrgXref.orgba6088b"/>
<text:bookmark text:name="orgba6088b"/>Solutions
<text:bookmark-end text:name="OrgXref.orgba6088b"/></text:p>
        </text:list-item>
      </text:list>
      <text:h text:style-name="Heading_20_2" text:outline-level="2" text:is-list-header="false">
<text:bookmark-start text:name="OrgXref.orgb21388f"/>
<text:bookmark text:name="orgb21388f"/><text:span text:style-name="OrgTodo">TODO</text:span> Chapitre 6 : Réaction chimique et couleurs
<text:bookmark-end text:name="OrgXref.orgb21388f"/></text:h>
      <text:list text:style-name="OrgNumberedList" text:continue-numbering="false">
        <text:list-item>
          <text:p text:style-name="Text_20_body">
<text:bookmark-start text:name="OrgXref.orgc086385"/>
<text:bookmark text:name="orgc086385"/>Énoncé
<text:bookmark-end text:name="OrgXref.orgc086385"/></text:p>
        </text:list-item>
        <text:list-item>
          <text:p text:style-name="Text_20_body">
<text:bookmark-start text:name="OrgXref.org425e782"/>
<text:bookmark text:name="org425e782"/>Questions
<text:bookmark-end text:name="OrgXref.org425e782"/></text:p>
        </text:list-item>
        <text:list-item>
          <text:p text:style-name="Text_20_body">
<text:bookmark-start text:name="OrgXref.orgddb4a85"/>
<text:bookmark text:name="orgddb4a85"/>Solutions
<text:bookmark-end text:name="OrgXref.orgddb4a85"/></text:p>
        </text:list-item>
      </text:list>
      <text:h text:style-name="Heading_20_1" text:outline-level="1" text:is-list-header="false">
<text:bookmark-start text:name="OrgXref.org689c72c"/>
<text:bookmark text:name="org689c72c"/><text:span text:style-name="OrgTodo">TODO</text:span> Thème 2 : Énergie
<text:bookmark-end text:name="OrgXref.org689c72c"/></text:h>
      <text:h text:style-name="Heading_20_2" text:outline-level="2" text:is-list-header="false">
<text:bookmark-start text:name="OrgXref.org777c319"/>
<text:bookmark text:name="org777c319"/><text:span text:style-name="OrgTodo">TODO</text:span> Chapitre 7 : Interactions
<text:bookmark-end text:name="OrgXref.org777c319"/></text:h>
      <text:list text:style-name="OrgNumberedList" text:continue-numbering="false">
        <text:list-item>
          <text:p text:style-name="Text_20_body">
<text:bookmark-start text:name="OrgXref.org99c915a"/>
<text:bookmark text:name="org99c915a"/>Énoncé
<text:bookmark-end text:name="OrgXref.org99c915a"/></text:p>
        </text:list-item>
        <text:list-item>
          <text:p text:style-name="Text_20_body">
<text:bookmark-start text:name="OrgXref.org5180770"/>
<text:bookmark text:name="org5180770"/>Questions
<text:bookmark-end text:name="OrgXref.org5180770"/></text:p>
        </text:list-item>
        <text:list-item>
          <text:p text:style-name="Text_20_body">
<text:bookmark-start text:name="OrgXref.org463cdce"/>
<text:bookmark text:name="org463cdce"/>Solutions
<text:bookmark-end text:name="OrgXref.org463cdce"/></text:p>
        </text:list-item>
      </text:list>
      <text:h text:style-name="Heading_20_2" text:outline-level="2" text:is-list-header="false">
<text:bookmark-start text:name="OrgXref.org149a74c"/>
<text:bookmark text:name="org149a74c"/><text:span text:style-name="OrgTodo">TODO</text:span> Chapitre 8 : Champs BgE
<text:bookmark-end text:name="OrgXref.org149a74c"/></text:h>
      <text:list text:style-name="OrgNumberedList" text:continue-numbering="false">
        <text:list-item>
          <text:p text:style-name="Text_20_body">
<text:bookmark-start text:name="OrgXref.org5c7a229"/>
<text:bookmark text:name="org5c7a229"/>Énoncé
<text:bookmark-end text:name="OrgXref.org5c7a229"/></text:p>
        </text:list-item>
        <text:list-item>
          <text:p text:style-name="Text_20_body">
<text:bookmark-start text:name="OrgXref.org374c30d"/>
<text:bookmark text:name="org374c30d"/>Questions
<text:bookmark-end text:name="OrgXref.org374c30d"/></text:p>
        </text:list-item>
        <text:list-item>
          <text:p text:style-name="Text_20_body">
<text:bookmark-start text:name="OrgXref.org7cc955d"/>
<text:bookmark text:name="org7cc955d"/>Solutions
<text:bookmark-end text:name="OrgXref.org7cc955d"/></text:p>
        </text:list-item>
      </text:list>
      <text:h text:style-name="Heading_20_2" text:outline-level="2" text:is-list-header="false">
<text:bookmark-start text:name="OrgXref.orgf92f915"/>
<text:bookmark text:name="orgf92f915"/><text:span text:style-name="OrgTodo">TODO</text:span> Chapitre 9 : Radioactivité
<text:bookmark-end text:name="OrgXref.orgf92f915"/></text:h>
      <text:list text:style-name="OrgNumberedList" text:continue-numbering="false">
        <text:list-item>
          <text:p text:style-name="Text_20_body">
<text:bookmark-start text:name="OrgXref.org5ed7d7b"/>
<text:bookmark text:name="org5ed7d7b"/>Énoncé
<text:bookmark-end text:name="OrgXref.org5ed7d7b"/></text:p>
        </text:list-item>
        <text:list-item>
          <text:p text:style-name="Text_20_body">
<text:bookmark-start text:name="OrgXref.org249ef76"/>
<text:bookmark text:name="org249ef76"/>Questions
<text:bookmark-end text:name="OrgXref.org249ef76"/></text:p>
        </text:list-item>
        <text:list-item>
          <text:p text:style-name="Text_20_body">
<text:bookmark-start text:name="OrgXref.orgf9b4eb9"/>
<text:bookmark text:name="orgf9b4eb9"/>Solutions
<text:bookmark-end text:name="OrgXref.orgf9b4eb9"/></text:p>
        </text:list-item>
      </text:list>
      <text:h text:style-name="Heading_20_2" text:outline-level="2" text:is-list-header="false">
<text:bookmark-start text:name="OrgXref.orge27cffe"/>
<text:bookmark text:name="orge27cffe"/><text:span text:style-name="OrgTodo">TODO</text:span> Chapitre 10 : Cohésion des solides
<text:bookmark-end text:name="OrgXref.orge27cffe"/></text:h>
      <text:list text:style-name="OrgNumberedList" text:continue-numbering="false">
        <text:list-item>
          <text:p text:style-name="Text_20_body">
<text:bookmark-start text:name="OrgXref.org76ed18f"/>
<text:bookmark text:name="org76ed18f"/>Énoncé
<text:bookmark-end text:name="OrgXref.org76ed18f"/></text:p>
        </text:list-item>
        <text:list-item>
          <text:p text:style-name="Text_20_body">
<text:bookmark-start text:name="OrgXref.org2dd0319"/>
<text:bookmark text:name="org2dd0319"/>Questions
<text:bookmark-end text:name="OrgXref.org2dd0319"/></text:p>
        </text:list-item>
        <text:list-item>
          <text:p text:style-name="Text_20_body">
<text:bookmark-start text:name="OrgXref.org53fe60a"/>
<text:bookmark text:name="org53fe60a"/>Solutions
<text:bookmark-end text:name="OrgXref.org53fe60a"/></text:p>
        </text:list-item>
      </text:list>
      <text:h text:style-name="Heading_20_2" text:outline-level="2" text:is-list-header="false">
<text:bookmark-start text:name="OrgXref.org66d35fb"/>
<text:bookmark text:name="org66d35fb"/><text:span text:style-name="OrgTodo">TODO</text:span> Chapitre 11 : Alcanes alcools
<text:bookmark-end text:name="OrgXref.org66d35fb"/></text:h>
      <text:list text:style-name="OrgNumberedList" text:continue-numbering="false">
        <text:list-item>
          <text:p text:style-name="Text_20_body">
<text:bookmark-start text:name="OrgXref.org2e0fc06"/>
<text:bookmark text:name="org2e0fc06"/>Énoncé
<text:bookmark-end text:name="OrgXref.org2e0fc06"/></text:p>
        </text:list-item>
        <text:list-item>
          <text:p text:style-name="Text_20_body">
<text:bookmark-start text:name="OrgXref.org851b819"/>
<text:bookmark text:name="org851b819"/>Questions
<text:bookmark-end text:name="OrgXref.org851b819"/></text:p>
        </text:list-item>
        <text:list-item>
          <text:p text:style-name="Text_20_body">
<text:bookmark-start text:name="OrgXref.org2669775"/>
<text:bookmark text:name="org2669775"/>Solutions
<text:bookmark-end text:name="OrgXref.org2669775"/></text:p>
        </text:list-item>
      </text:list>
      <text:h text:style-name="Heading_20_2" text:outline-level="2" text:is-list-header="false">
<text:bookmark-start text:name="OrgXref.orgc057954"/>
<text:bookmark text:name="orgc057954"/><text:span text:style-name="OrgTodo">TODO</text:span> Chapitre 12 : Transfert thermique
<text:bookmark-end text:name="OrgXref.orgc057954"/></text:h>
      <text:list text:style-name="OrgNumberedList" text:continue-numbering="false">
        <text:list-item>
          <text:p text:style-name="Text_20_body">
<text:bookmark-start text:name="OrgXref.org5a1301d"/>
<text:bookmark text:name="org5a1301d"/>Énoncé
<text:bookmark-end text:name="OrgXref.org5a1301d"/></text:p>
        </text:list-item>
        <text:list-item>
          <text:p text:style-name="Text_20_body">
<text:bookmark-start text:name="OrgXref.orgc6765e0"/>
<text:bookmark text:name="orgc6765e0"/>Questions
<text:bookmark-end text:name="OrgXref.orgc6765e0"/></text:p>
        </text:list-item>
        <text:list-item>
          <text:p text:style-name="Text_20_body">
<text:bookmark-start text:name="OrgXref.orgff3f89b"/>
<text:bookmark text:name="orgff3f89b"/>Solutions
<text:bookmark-end text:name="OrgXref.orgff3f89b"/></text:p>
        </text:list-item>
      </text:list>
      <text:h text:style-name="Heading_20_2" text:outline-level="2" text:is-list-header="false">
<text:bookmark-start text:name="OrgXref.org92a3855"/>
<text:bookmark text:name="org92a3855"/><text:span text:style-name="OrgTodo">TODO</text:span> Chapitre 13 : Oxred et pile
<text:bookmark-end text:name="OrgXref.org92a3855"/></text:h>
      <text:list text:style-name="OrgNumberedList" text:continue-numbering="false">
        <text:list-item>
          <text:p text:style-name="Text_20_body">
<text:bookmark-start text:name="OrgXref.org255a9a2"/>
<text:bookmark text:name="org255a9a2"/>Énoncé
<text:bookmark-end text:name="OrgXref.org255a9a2"/></text:p>
        </text:list-item>
        <text:list-item>
          <text:p text:style-name="Text_20_body">
<text:bookmark-start text:name="OrgXref.orgb54b471"/>
<text:bookmark text:name="orgb54b471"/>Questions
<text:bookmark-end text:name="OrgXref.orgb54b471"/></text:p>
        </text:list-item>
        <text:list-item>
          <text:p text:style-name="Text_20_body">
<text:bookmark-start text:name="OrgXref.orgdb9b5dc"/>
<text:bookmark text:name="orgdb9b5dc"/>Solutions
<text:bookmark-end text:name="OrgXref.orgdb9b5dc"/></text:p>
        </text:list-item>
      </text:list>
      <text:h text:style-name="Heading_20_2" text:outline-level="2" text:is-list-header="false">
<text:bookmark-start text:name="OrgXref.orgf9905b8"/>
<text:bookmark text:name="orgf9905b8"/><text:span text:style-name="OrgTodo">TODO</text:span> Chapitre 14 : Différentes formes d'énergies
<text:bookmark-end text:name="OrgXref.orgf9905b8"/></text:h>
      <text:list text:style-name="OrgNumberedList" text:continue-numbering="false">
        <text:list-item>
          <text:p text:style-name="Text_20_body">
<text:bookmark-start text:name="OrgXref.org53f587f"/>
<text:bookmark text:name="org53f587f"/>Énoncé
<text:bookmark-end text:name="OrgXref.org53f587f"/></text:p>
        </text:list-item>
        <text:list-item>
          <text:p text:style-name="Text_20_body">
<text:bookmark-start text:name="OrgXref.org076432f"/>
<text:bookmark text:name="org076432f"/>Questions
<text:bookmark-end text:name="OrgXref.org076432f"/></text:p>
        </text:list-item>
        <text:list-item>
          <text:p text:style-name="Text_20_body">
<text:bookmark-start text:name="OrgXref.orgda2a158"/>
<text:bookmark text:name="orgda2a158"/>Solutions
<text:bookmark-end text:name="OrgXref.orgda2a158"/></text:p>
        </text:list-item>
      </text:list>
      <text:h text:style-name="Heading_20_2" text:outline-level="2" text:is-list-header="false">
<text:bookmark-start text:name="OrgXref.org0a9fc81"/>
<text:bookmark text:name="org0a9fc81"/><text:span text:style-name="OrgTodo">TODO</text:span> Chapitre 15 : Les fonctions en CO
<text:bookmark-end text:name="OrgXref.org0a9fc81"/></text:h>
      <text:list text:style-name="OrgNumberedList" text:continue-numbering="false">
        <text:list-item>
          <text:p text:style-name="Text_20_body">
<text:bookmark-start text:name="OrgXref.org12ed35c"/>
<text:bookmark text:name="org12ed35c"/>Énoncé
<text:bookmark-end text:name="OrgXref.org12ed35c"/></text:p>
        </text:list-item>
        <text:list-item>
          <text:p text:style-name="Text_20_body">
<text:bookmark-start text:name="OrgXref.orgcc76f82"/>
<text:bookmark text:name="orgcc76f82"/>Questions
<text:bookmark-end text:name="OrgXref.orgcc76f82"/></text:p>
        </text:list-item>
        <text:list-item>
          <text:p text:style-name="Text_20_body">
<text:bookmark-start text:name="OrgXref.org2cb7dd2"/>
<text:bookmark text:name="org2cb7dd2"/>Solutions
<text:bookmark-end text:name="OrgXref.org2cb7dd2"/></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tterer</dc:creator>
    <meta:initial-creator>hatterer</meta:initial-creator>
    <dc:date>2017-07-22T12:27:31</dc:date>
    <meta:creation-date>2017-07-22T12:27:31</meta:creation-date>
    <meta:generator>Emacs 24.5.1 (Org mode 9.0.9)</meta:generator>
    <meta:keyword/>
    <dc:subject/>
    <dc:title/>
  </office:meta>
</office:document-meta>
</file>